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avid H. Soli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13, 1892</text:p>
      <text:p text:style-name="P6">Month<text:tab/><text:tab/><text:tab/><text:tab/><text:tab/><text:tab/>May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MEDAL AND DIPLOMA AWARDED, FRANKLIN INSTITUTE, 1894./</text:p>
      <text:p text:style-name="P2">932 ARCH STREET,/</text:p>
      <text:p text:style-name="P4"><text:tab/>Philadelphia, May 13th 1892./</text:p>
      <text:p text:style-name="P3">ESTABLISHED/ 1840./</text:p>
      <text:p text:style-name="P3">TELEPHONE 2078./</text:p>
      <text:p text:style-name="P3">CABLE ADDRESS:/</text:p>
      <text:p text:style-name="P3"><text:tab/>"SOLIS, PHILA."/</text:p>
      <text:p text:style-name="P3">DAVID H. SOLIS/</text:p>
      <text:p text:style-name="P3">MANUFACTURER OF/</text:p>
      <text:p text:style-name="P3">FINE FURS./</text:p>
      <text:p text:style-name="P2">Rev. Dr. S. Morais./</text:p>
      <text:p text:style-name="P2"><text:tab/>546 N. 5th St/</text:p>
      <text:p text:style-name="P2"><text:tab/><text:tab/>Phila/</text:p>
      <text:p text:style-name="P3"><text:soft-page-break/><text:tab/>Dear Sir:-/</text:p>
      <text:p text:style-name="P3"><text:tab/><text:tab/>You are doubtless/ aware that the Jewish Theological/ Seminary Ass. has purchased a large/ and commodious building in New/ York City, for the use of the Seminary/ and pupils. <text:s/>It is desired to raise/ a fund to properly furnish/ this building, and it is hoped/ that a sufficient sum will be/ raised in the City of Phila. to/ materially aid and assist in/ this purpose./</text:p>
      <text:p text:style-name="P3"><text:tab/>The Executive Committee/ has directed me to appoint a/ committee to solicit subscriptions/</text:p>
      <text:p text:style-name="P3"/>
      <text:p text:style-name="P3">[Page 2]</text:p>
      <text:p text:style-name="P3">for this purpose, and I/ hereby appoint you a/ member of said committee/ and earnestly hope you/ will accept the position and/ give the Association the benefit/ of your valuable assistance/ for this worthy purpose/</text:p>
      <text:p text:style-name="P3"><text:tab/>Yours truly/</text:p>
      <text:p text:style-name="P3"><text:tab/><text:tab/>David H Sol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0:08:32.37</meta:creation-date>
    <dc:date>2011-12-05T10:15:39.05</dc:date>
    <dc:creator>Penn Libraries</dc:creator>
    <meta:editing-duration>PT00H07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327" meta:character-count="2242"/>
  </office:meta>
</office:document-meta>
</file>